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F55000003C359854622AD8C843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03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20100000F55000003C359854622AD8C843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260" calcext:value-type="currency" table:number-columns-spanned="2" table:number-rows-spanned="2">
            <text:p>$26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ampden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03-01" calcext:value-type="date">
            <text:p>03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2/03-02/06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onday and Thursday parking lot clean up at Hampden</text:p>
          </table:table-cell>
          <table:covered-table-cell table:number-columns-repeated="4" table:style-name="ce30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2/10-02/13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Monday and Thursday parking lot clean up at Hampden</text:p>
          </table:table-cell>
          <table:covered-table-cell table:number-columns-repeated="4" table:style-name="ce39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2/17-02/20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onday and Thursday parking lot clean up at Hampden</text:p>
          </table:table-cell>
          <table:covered-table-cell table:number-columns-repeated="4" table:style-name="ce30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2/24-02/27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onday and Thursday parking lot clean up at Hampden</text:p>
          </table:table-cell>
          <table:covered-table-cell table:number-columns-repeated="4" table:style-name="ce28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260" calcext:value-type="currency">
            <text:p>$2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260" calcext:value-type="currency">
            <text:p>$2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5T09:04:52.227000000</meta:creation-date>
    <dc:date>2025-02-23T16:18:41.053000000</dc:date>
    <meta:editing-duration>PT2H49M39S</meta:editing-duration>
    <meta:editing-cycles>47</meta:editing-cycles>
    <meta:generator>LibreOffice/7.0.3.1$Windows_X86_64 LibreOffice_project/d7547858d014d4cf69878db179d326fc3483e082</meta:generator>
    <meta:document-statistic meta:table-count="1" meta:cell-count="65" meta:object-count="1"/>
  </office:meta>
</office:document-meta>
</file>